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color="#000000"/>
    </style:style>
    <style:style style:name="T6" style:parent-style-name="DefaultParagraphFont" style:family="text">
      <style:text-properties fo:color="#000000"/>
    </style:style>
    <style:style style:name="T7" style:parent-style-name="DefaultParagraphFont" style:family="text">
      <style:text-properties fo:color="#000000"/>
    </style:style>
    <style:style style:name="T8" style:parent-style-name="DefaultParagraphFont" style:family="text">
      <style:text-properties fo:color="#000000"/>
    </style:style>
    <style:style style:name="T9" style:parent-style-name="DefaultParagraphFont" style:family="text">
      <style:text-properties fo:color="#000000"/>
    </style:style>
    <style:style style:name="T10" style:parent-style-name="DefaultParagraphFont" style:family="text">
      <style:text-properties fo:color="#000000"/>
    </style:style>
    <style:style style:name="T11" style:parent-style-name="DefaultParagraphFont" style:family="text">
      <style:text-properties fo:color="#000000"/>
    </style:style>
    <style:style style:name="T12" style:parent-style-name="DefaultParagraphFont" style:family="text">
      <style:text-properties fo:color="#000000"/>
    </style:style>
    <style:style style:name="T13" style:parent-style-name="DefaultParagraphFont" style:family="text">
      <style:text-properties fo:color="#000000"/>
    </style:style>
    <style:style style:name="T14" style:parent-style-name="DefaultParagraphFont" style:family="text">
      <style:text-properties fo:color="#000000"/>
    </style:style>
    <style:style style:name="T15" style:parent-style-name="DefaultParagraphFont" style:family="text">
      <style:text-properties fo:color="#000000"/>
    </style:style>
    <style:style style:name="T16" style:parent-style-name="DefaultParagraphFont" style:family="text">
      <style:text-properties fo:color="#000000"/>
    </style:style>
    <style:style style:name="T17" style:parent-style-name="DefaultParagraphFont" style:family="text">
      <style:text-properties fo:color="#000000"/>
    </style:style>
    <style:style style:name="T18" style:parent-style-name="DefaultParagraphFont" style:family="text">
      <style:text-properties fo:color="#000000"/>
    </style:style>
    <style:style style:name="T19" style:parent-style-name="DefaultParagraphFont" style:family="text">
      <style:text-properties fo:color="#000000"/>
    </style:style>
    <style:style style:name="T20" style:parent-style-name="DefaultParagraphFont" style:family="text">
      <style:text-properties fo:color="#000000"/>
    </style:style>
    <style:style style:name="T21" style:parent-style-name="DefaultParagraphFont" style:family="text">
      <style:text-properties fo:font-weight="bold" style:font-weight-asian="bold" style:font-weight-complex="bold"/>
    </style:style>
  </office:automatic-styles>
  <office:body>
    <office:text text:use-soft-page-breaks="true">
      <text:p text:style-name="P1">Granskningsprotokoll</text:p>
      <text:p text:style-name="Standard"><text:span text:style-name="T2">Granskning av:</text:span><text:s/>Jonatan Linn</text:p>
      <text:p text:style-name="Standard"><text:span text:style-name="T3">Utvecklare:</text:span><text:s/>Jacob Astberg</text:p>
      <text:p text:style-name="Standard"><text:span text:style-name="T4">Datum:</text:span><text:s/>14/12</text:p>
      <text:h text:style-name="Heading1" text:outline-level="1">Användarvänlighet</text:h>
      <text:h text:style-name="Heading2" text:outline-level="2">1. Informativa utskrifter (<text:span text:style-name="T5">Ja)</text:span></text:h>
      <text:p text:style-name="Textbody">Generellt är utskrifterna tydliga för användaren även om den del förkortningar används och att vissa delar av det användaren förväntas göra inte är helt uppenbart som att man bara ska skriva in en bokstav för att välja ett alternativ i huvudmenyn. Det saknas också beskrivningar av vad användaren gjort för fel i inmatningen.</text:p>
      <text:h text:style-name="Heading2" text:outline-level="2">2. Enkel inmatning (<text:span text:style-name="T6">Ja)</text:span></text:h>
      <text:p text:style-name="Textbody">Det är en relativt enkel inmatning eftersom det oftast är tydligt vad som förväntas av användaren men som sagt kan t.ex. menyfunktionen göras tydligare.</text:p>
      <text:h text:style-name="Heading1" text:outline-level="1">Programmerarvänlighet</text:h>
      <text:h text:style-name="Heading2" text:outline-level="2">3. Vettiga namn (<text:span text:style-name="T7">Ja)</text:span></text:h>
      <text:p text:style-name="Textbody">Det är för det mesta vettiga namn på variablerna när det bland används variabeln starttid för att beskriva när en parkerings inleds. Vissa variabler skulle dock kunna förtydligas, t.ex. tog det mig ett tag att förstå vad variabeln checkInt i funktionen felTidInläsning faktiskt gjorde.</text:p>
      <text:h text:style-name="Heading2" text:outline-level="2">4. Kommentarer (<text:span text:style-name="T8">Nej)</text:span></text:h>
      <text:p text:style-name="Textbody">Kommentarerna beskriver tydligt vad funktionerna gör. För de funktioner som ger returvärden saknas dock beskrivningar av vad dessa returvärden är. Saknar också<text:s/>kommentarer<text:s/>för klasserna</text:p>
      <text:h text:style-name="Heading2" text:outline-level="2">5. Konsekvent språk (<text:span text:style-name="T9">Nej</text:span><text:span text:style-name="T10">)</text:span></text:h>
      <text:p text:style-name="Textbody">Variabelnamn som ”check” och ”checkLängd” följer inte riktigt ett konsekvent språk då ordet ”check” inte finns i SAUL. Bättre variabelnamn skulle kunna vara ”kollaOm” eller ”kollaLängd” eftersom övriga variabelnamn i koden är på svenska.</text:p>
      <text:h text:style-name="Heading2" text:outline-level="2">6. Konsekvent typografi (<text:span text:style-name="T11">Ja)</text:span></text:h>
      <text:p text:style-name="Textbody">Förutom en ända variabel nämligen reg_nr används samma typografi i hela programmet.</text:p>
      <text:h text:style-name="Heading1" text:outline-level="1">Strukturering</text:h>
      <text:h text:style-name="Heading2" text:outline-level="2">7. Lämplig uppdelning i funktioner (<text:span text:style-name="T12">Ja)</text:span></text:h>
      <text:p text:style-name="Textbody">Alla funktioner gör endast en sak och är skrivna på ett generaliserat sätt.<text:s/></text:p>
      <text:soft-page-break/>
      <text:h text:style-name="Heading2" text:outline-level="2">8. Lämplig uppdelning i klasser/moduler (<text:span text:style-name="T13">Ja)</text:span></text:h>
      <text:p text:style-name="Textbody">Det uppfattas som en rimlig uppdelning av klasser då en klass beskriver en bil, en annan alla bilar och en tredje som beskriver parkeringstider.</text:p>
      <text:h text:style-name="Heading2" text:outline-level="2">9. Temporära variabler så lokalt som möjligt (<text:span text:style-name="T14">Ja)</text:span></text:h>
      <text:p text:style-name="Textbody">Det gick inte att finna några variabler som inte var så lokala som möjligt</text:p>
      <text:h text:style-name="Heading2" text:outline-level="2">10. Återanvändbara funktioner/moduler/klasser (<text:span text:style-name="T15">Ja)</text:span></text:h>
      <text:p text:style-name="Textbody">Många av funktionerna och klassera är återanvändningsbara t.ex. klassen bil eller många av felhanteringsfunktionerna.</text:p>
      <text:h text:style-name="Heading2" text:outline-level="2">11. In- och utdata till funktioner (<text:span text:style-name="T16">Ja)</text:span></text:h>
      <text:p text:style-name="Textbody">Alla funktioner som inte skrev ut något gav utdata.</text:p>
      <text:h text:style-name="Heading2" text:outline-level="2">12. Flexibelt/utbyggbart program (<text:span text:style-name="T17">Ja)</text:span></text:h>
      <text:p text:style-name="Textbody">Programmet kan bland annat ta in en ny fil med data som till och med kan innehålla fel. Som programmet är uppbyggt med en meny och användarvals funktion gör det enkelt att lägga till ny funktionalitet.</text:p>
      <text:h text:style-name="Heading2" text:outline-level="2">13. Ingen kodupprepning (<text:span text:style-name="T18">Ja)</text:span></text:h>
      <text:p text:style-name="Textbody">Det gick inte att finna någon kodupprepning</text:p>
      <text:h text:style-name="Heading2" text:outline-level="2">14. Ingen hårdkodning (<text:span text:style-name="T19">Ja)</text:span></text:h>
      <text:p text:style-name="Textbody">Det gick inte att finna någon konupprepning</text:p>
      <text:h text:style-name="Heading1" text:outline-level="1">Obligatoriskt</text:h>
      <text:h text:style-name="Heading2" text:outline-level="2">15. Uppfyller kraven i lydelsen (<text:span text:style-name="T20">Ja)</text:span></text:h>
      <text:p text:style-name="Textbody">Programmet uppfyller lydelsen med allt det innebär.</text:p>
      <text:h text:style-name="Heading1" text:outline-level="1">Omdöme</text:h>
      <text:p text:style-name="Standard"><text:span text:style-name="T21">Godkänt: Ja</text:span></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v" fo:country="SE"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onatan Linn</dc:creator>
    <meta:creation-date>2022-11-28T10:28:00Z</meta:creation-date>
    <dc:date>2023-12-21T14:56:00Z</dc:date>
    <meta:template xlink:href="Normal" xlink:type="simple"/>
    <meta:editing-cycles>86</meta:editing-cycles>
    <meta:editing-duration>PT13980S</meta:editing-duration>
    <meta:document-statistic meta:page-count="2" meta:paragraph-count="5" meta:word-count="439" meta:character-count="2762" meta:row-count="19" meta:non-whitespace-character-count="2328"/>
  </office:meta>
</office:document-meta>
</file>